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35000000902EB2FEE00F915264.jpg" manifest:media-type="image/jpeg"/>
  <manifest:file-entry manifest:full-path="Pictures/1000000000000134000000858894B625F703185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List_20_Paragraph" style:list-style-name="WWNum5"/>
    <style:style style:name="T1" style:family="text">
      <style:text-properties style:font-name-complex="Calibri1"/>
    </style:style>
    <style:style style:name="T2" style:family="text">
      <style:text-properties fo:color="#010101" style:font-name-complex="Calibri1"/>
    </style:style>
    <style:style style:name="T3" style:family="text">
      <style:text-properties fo:language="es" fo:country="AR"/>
    </style:style>
    <style:style style:name="T4" style:family="text">
      <style:text-properties fo:language="es" fo:country="AR" officeooo:rsid="00001a7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xamen de Introducción a la programación y diseño de software</text:h>
      <text:p text:style-name="Standard"/>
      <text:p text:style-name="Standard"><text:span text:style-name="T1">Con el PSeInt haga los siguientes ejercicios. Para entregarlos, comprímalos en un archivo .zip y envíelo por Edmodo en un mensaje a mi nombre.</text:span></text:p>
      <text:list xml:id="list2183233256" text:style-name="WWNum5">
        <text:list-item>
          <text:p text:style-name="P3"><text:span text:style-name="T1">Escribir un programa que calcule la longitud y el área de una circunferencia y muestre los resultados por pantalla: La longitud es 2 * π * radio. El área es π * radio</text:span></text:p>
        </text:list-item>
        <text:list-item>
          <text:p text:style-name="P3"><text:span text:style-name="tlid-translation"><text:span text:style-name="T1">Crear un programa que determine el dinero que recibirá un trabajador por las horas extra que hace en una empresa. La</text:span></text:span><text:bookmark text:name="_GoBack"/><text:span text:style-name="tlid-translation"><text:span text:style-name="T1">s horas extra son las que sobrepasan las 40 horas semanales. Cuando las horas extra no son más de 8, se pagan el doble, cuando pasan de 8, las primeras 8 se pagan el doble y el resto el triple.</text:span></text:span></text:p>
        </text:list-item>
        <text:list-item>
          <text:p text:style-name="P3"><text:bookmark-start text:name="1398"/><text:span text:style-name="T2">Introducir dos números inferiores al 50 por teclado. Al más pequeño aumentarlo de 5 en 5 y al mayor disminuirlo en de 2 en dos. Imprimir ambas series de números, de una forma alternativa, hasta que el menor supere al mayor.</text:span><text:bookmark-end text:name="1398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lid-translation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language="es" fo:country="AR"/>
    </style:style>
    <style:style style:name="MT2" style:family="text">
      <style:text-properties fo:language="es" fo:country="AR" officeooo:rsid="00001a7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Nombre y apellidos: </text:span><text:span text:style-name="MT2">Abraham Chasing Luzón<text:tab/></text:span><text:span text:style-name="MT1">Fecha:</text:span><text:span text:style-name="MT2">19-10-20</text:span></text:p>
      </style:header>
      <style:footer>
        <text:p text:style-name="MP1"><draw:frame draw:style-name="Mfr1" draw:name="Picture 2" text:anchor-type="char" svg:x="-0.556cm" svg:y="0.132cm" svg:width="3.552cm" svg:height="1.538cm" draw:z-index="1"><draw:image xlink:href="Pictures/1000000000000134000000858894B625F7031855.png" xlink:type="simple" xlink:show="embed" xlink:actuate="onLoad" loext:mime-type="image/png"/></draw:frame><draw:frame draw:style-name="Mfr1" draw:name="Picture 3" text:anchor-type="char" svg:x="3.403cm" svg:y="0.122cm" svg:width="15.589cm" svg:height="1.214cm" draw:z-index="0"><draw:image xlink:href="Pictures/1000000000000735000000902EB2FEE00F915264.jpg" xlink:type="simple" xlink:show="embed" xlink:actuate="onLoad" loext:mime-type="image/jpeg"/><svg:desc>C:\Users\jdmir\Dropbox\2020\Curso IA\Footer entidades.jpg</svg:desc></draw:frame><text:span text:style-name="MT1">Prof. Jorge Miralle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rge Daniel Miralles</meta:initial-creator>
    <meta:editing-cycles>4</meta:editing-cycles>
    <meta:print-date>2017-11-13T09:09:00</meta:print-date>
    <meta:creation-date>2020-10-18T20:30:00</meta:creation-date>
    <dc:date>2020-10-19T10:37:59.672208270</dc:date>
    <meta:editing-duration>PT1H20S</meta:editing-duration>
    <meta:generator>LibreOffice/6.4.6.2$Linux_X86_64 LibreOffice_project/40$Build-2</meta:generator>
    <meta:document-statistic meta:table-count="0" meta:image-count="2" meta:object-count="0" meta:page-count="1" meta:paragraph-count="7" meta:word-count="181" meta:character-count="983" meta:non-whitespace-character-count="8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